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ee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s to be performed: </text:p>
      <text:p text:style-name="P1">1. Start off by importing the cars.csv file in the jupyter notebook.</text:p>
      <text:p text:style-name="P1">2. Generate a line plot graph for the column ‘model’ and ‘hp’.</text:p>
      <text:p text:style-name="P1"><text:s/>a. Map the ‘model’ column on the x-axis. </text:p>
      <text:p text:style-name="P1">b. Map the ‘hp’ column on the y-axis.</text:p>
      <text:p text:style-name="P1">c. Provide the x-axis label as Models of the cars.</text:p>
      <text:p text:style-name="P1">d. Provide the y-axis label as Horse-Power of Cars.</text:p>
      <text:p text:style-name="P1">e. Set the title as Model Names vs HorsePower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8T11:20:22.220000000</dc:date>
    <meta:editing-duration>PT41S</meta:editing-duration>
    <meta:editing-cycles>1</meta:editing-cycles>
    <meta:document-statistic meta:table-count="0" meta:image-count="0" meta:object-count="0" meta:page-count="1" meta:paragraph-count="8" meta:word-count="72" meta:character-count="380" meta:non-whitespace-character-count="312"/>
    <meta:generator>LibreOffice/7.3.2.2$Windows_X86_64 LibreOffice_project/49f2b1bff42cfccbd8f788c8dc32c1c309559be0</meta:generator>
  </office:meta>
</office:document-meta>
</file>